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9bb5" draw:marker-start="" draw:marker-start-width="0.229cm" draw:marker-start-center="false" draw:marker-end="" draw:marker-end-width="0.229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52cm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ad4296" draw:marker-start="" draw:marker-start-width="0.229cm" draw:marker-start-center="false" draw:marker-end="" draw:marker-end-width="0.229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4" style:family="graphic" style:parent-style-name="standard">
      <style:graphic-properties draw:stroke="dash" draw:stroke-dash="Ultrafine_20_2_20_Dots_20_3_20_Dashes" svg:stroke-width="0.019cm" svg:stroke-color="#000000" draw:marker-start="" draw:marker-start-width="0.229cm" draw:marker-start-center="false" draw:marker-end="" draw:marker-end-width="0.229cm" draw:marker-end-center="false" draw:fill="hatch" draw:fill-color="#99ccff" draw:fill-hatch-name="Black_20_45_20_Degrees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hatch" draw:fill-color="#d684bf" draw:fill-hatch-name="Black_20_45_20_Degrees" draw:textarea-horizontal-align="justify" draw:textarea-vertical-align="middle" draw:auto-grow-height="false" fo:min-height="0.145cm" fo:min-width="0cm" fo:padding-top="0.136cm" fo:padding-bottom="0.136cm" fo:padding-left="0.259cm" fo:padding-right="0.259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hatch" draw:fill-color="#7ed2ed" draw:fill-hatch-name="Black_20_-45_20_Degrees" draw:textarea-horizontal-align="justify" draw:textarea-vertical-align="middle" draw:auto-grow-height="false" fo:min-height="0.228cm" fo:min-width="0cm" fo:padding-top="0.136cm" fo:padding-bottom="0.136cm" fo:padding-left="0.259cm" fo:padding-right="0.259cm" draw:shadow="hidden" draw:shadow-offset-x="0.3cm" draw:shadow-offset-y="0.3cm" draw:shadow-color="#808080"/>
    </style:style>
    <style:style style:name="gr7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hatch" draw:fill-color="#7ed2ed" draw:fill-hatch-name="Black_20_-45_20_Degrees" draw:textarea-horizontal-align="justify" draw:textarea-vertical-align="middle" draw:auto-grow-height="false" fo:min-height="0.23cm" fo:min-width="0cm" fo:padding-top="0.136cm" fo:padding-bottom="0.136cm" fo:padding-left="0.259cm" fo:padding-right="0.259cm" draw:shadow="hidden" draw:shadow-offset-x="0.3cm" draw:shadow-offset-y="0.3cm" draw:shadow-color="#808080"/>
    </style:style>
    <style:style style:name="gr8" style:family="graphic" style:parent-style-name="standard">
      <style:graphic-properties draw:stroke="solid" svg:stroke-width="0.019cm" svg:stroke-color="#75ab24" draw:marker-start="" draw:marker-start-width="0.229cm" draw:marker-start-center="false" draw:marker-end="" draw:marker-end-width="0.229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9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0" style:family="graphic" style:parent-style-name="standard">
      <style:graphic-properties draw:stroke="dash" draw:stroke-dash="Dashed_20__28_var_29__20_3117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1" style:family="graphic" style:parent-style-name="standard">
      <style:graphic-properties draw:stroke="dash" draw:stroke-dash="Dashed_20__28_var_29__20_3118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2" style:family="graphic" style:parent-style-name="standard">
      <style:graphic-properties draw:stroke="dash" draw:stroke-dash="Dashed_20__28_var_29__20_3119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3" style:family="graphic" style:parent-style-name="standard">
      <style:graphic-properties draw:stroke="dash" draw:stroke-dash="Dashed_20__28_var_29__20_3120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4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hatch" draw:fill-color="#7ed2ed" draw:fill-hatch-name="Black_20_45_20_Degrees" draw:textarea-horizontal-align="justify" draw:textarea-vertical-align="middle" draw:auto-grow-height="false" fo:min-height="0.085cm" fo:min-width="0cm" fo:padding-top="0.136cm" fo:padding-bottom="0.136cm" fo:padding-left="0.259cm" fo:padding-right="0.259cm" draw:shadow="hidden" draw:shadow-offset-x="0.3cm" draw:shadow-offset-y="0.3cm" draw:shadow-color="#808080"/>
    </style:style>
    <style:style style:name="gr15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ed2ed" draw:textarea-horizontal-align="justify" draw:textarea-vertical-align="middle" draw:auto-grow-height="false" fo:min-height="0.085cm" fo:min-width="0cm" fo:padding-top="0.136cm" fo:padding-bottom="0.136cm" fo:padding-left="0.259cm" fo:padding-right="0.259cm" draw:shadow="hidden" draw:shadow-offset-x="0.3cm" draw:shadow-offset-y="0.3cm" draw:shadow-color="#808080"/>
    </style:style>
    <style:style style:name="gr16" style:family="graphic" style:parent-style-name="standard">
      <style:graphic-properties draw:stroke="dash" draw:stroke-dash="Dashed_20__28_var_29__20_3121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7" style:family="graphic" style:parent-style-name="standard">
      <style:graphic-properties draw:stroke="dash" draw:stroke-dash="Dashed_20__28_var_29__20_3122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8" style:family="graphic" style:parent-style-name="standard">
      <style:graphic-properties draw:stroke="dash" draw:stroke-dash="Dashed_20__28_var_29__20_3123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9" style:family="graphic" style:parent-style-name="standard">
      <style:graphic-properties draw:stroke="dash" draw:stroke-dash="Dashed_20__28_var_29__20_3124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imes New Roman" fo:font-size="11pt" fo:font-style="italic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hatch" draw:fill-color="#99ccff" draw:fill-hatch-name="Black_20_45_20_Degrees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5" style:family="paragraph">
      <loext:graphic-properties draw:fill="hatch" draw:fill-color="#d684bf" draw:fill-hatch-name="Black_20_45_20_Degrees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6" style:family="paragraph">
      <loext:graphic-properties draw:fill="hatch" draw:fill-color="#7ed2ed" draw:fill-hatch-name="Black_20_-45_20_Degrees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7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8" style:family="paragraph">
      <loext:graphic-properties draw:fill="hatch" draw:fill-color="#7ed2ed" draw:fill-hatch-name="Black_20_45_20_Degrees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9" style:family="paragraph">
      <loext:graphic-properties draw:fill="none" draw:fill-color="#7ed2ed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Times New Roman" fo:font-size="11pt" fo:font-style="italic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path draw:style-name="gr1" draw:text-style-name="P1" draw:layer="layout" svg:width="2.905cm" svg:height="1.041cm" svg:x="3.521cm" svg:y="13.257cm" svg:viewBox="0 0 2906 1042" svg:d="M981 0c-184 0-254 53-434 35-221-21-424 73-547 221 0 129 0 375 153 478 179 67 373 210 547 211s332 97 508 97c187 0 480-77 669-77 174 0 234-115 411-127s390 72 527-104c120-150 147-402-84-529-173-94-346-133-530-136-176-2-351 12-529-51-167-18-353-11-527-18h-171 83">
            <text:p/>
          </draw:path>
          <draw:path draw:style-name="gr1" draw:text-style-name="P1" draw:layer="layout" svg:width="2.746cm" svg:height="0.931cm" svg:x="3.606cm" svg:y="15.405cm" svg:viewBox="0 0 2747 932" svg:d="M1579 39c-184-5-191-27-372-39-177 0-456 65-621 131-186 72-551 51-586 301 0 131 0 468 228 381 209-58 358 131 564 118 180-8 363 4 547 0 174-1 351 7 529-16s462-58 635-139c213-102 321-372 180-487-148-120-480-211-679-210h-187l-189-38 48 17z">
            <text:p/>
          </draw:path>
          <draw:frame draw:style-name="gr2" draw:text-style-name="P3" draw:layer="layout" svg:width="0.786cm" svg:height="0.77cm" svg:x="4.647cm" svg:y="12.701cm">
            <draw:text-box>
              <text:p text:style-name="P2"><text:span text:style-name="T1">n </text:span></text:p>
            </draw:text-box>
          </draw:frame>
          <draw:path draw:style-name="gr3" draw:text-style-name="P1" draw:layer="layout" svg:width="0.325cm" svg:height="1.62cm" svg:x="3.37cm" svg:y="14.024cm" svg:viewBox="0 0 326 1621" svg:d="M312 0c-312 250-312 263-312 616s0 451 78 569c116 164 60 141 157 295l91 141">
            <text:p/>
          </draw:path>
          <draw:frame draw:style-name="gr2" draw:text-style-name="P3" draw:layer="layout" svg:width="1.484cm" svg:height="0.77cm" draw:transform="rotate (1.56486220733812) translate (2.784cm 15.328cm)">
            <draw:text-box>
              <text:p text:style-name="P2"><text:span text:style-name="T1">n </text:span><text:span text:style-name="T2">- 2</text:span></text:p>
            </draw:text-box>
          </draw:frame>
          <draw:g>
            <draw:line draw:style-name="gr4" draw:text-style-name="P4" draw:layer="layout" svg:x1="6.008cm" svg:y1="14.416cm" svg:x2="6.008cm" svg:y2="15.25cm">
              <text:p/>
            </draw:line>
            <draw:line draw:style-name="gr4" draw:text-style-name="P4" draw:layer="layout" svg:x1="4.551cm" svg:y1="15.864cm" svg:x2="4.967cm" svg:y2="15.866cm">
              <text:p/>
            </draw:line>
            <draw:line draw:style-name="gr4" draw:text-style-name="P4" draw:layer="layout" svg:x1="3.915cm" svg:y1="14.416cm" svg:x2="3.915cm" svg:y2="15.25cm">
              <text:p/>
            </draw:line>
            <draw:custom-shape draw:style-name="gr5" draw:text-style-name="P5" draw:layer="layout" svg:width="0.415cm" svg:height="0.417cm" svg:x="3.719cm" svg:y="13.58cm">
              <text:p/>
              <draw:enhanced-geometry svg:viewBox="0 0 21600 21600" draw:mirror-vertical="true" draw:type="rectangle" draw:enhanced-path="M 0 0 L 21600 0 21600 21600 0 21600 0 0 Z N"/>
            </draw:custom-shape>
            <draw:custom-shape draw:style-name="gr5" draw:text-style-name="P5" draw:layer="layout" svg:width="0.419cm" svg:height="0.417cm" svg:x="4.133cm" svg:y="13.58cm">
              <text:p/>
              <draw:enhanced-geometry svg:viewBox="0 0 21600 21600" draw:mirror-vertical="true" draw:type="rectangle" draw:enhanced-path="M 0 0 L 21600 0 21600 21600 0 21600 0 0 Z N"/>
            </draw:custom-shape>
            <draw:custom-shape draw:style-name="gr5" draw:text-style-name="P5" draw:layer="layout" svg:width="0.415cm" svg:height="0.417cm" svg:x="3.719cm" svg:y="13.998cm">
              <text:p/>
              <draw:enhanced-geometry svg:viewBox="0 0 21600 21600" draw:mirror-vertical="true" draw:type="rectangle" draw:enhanced-path="M 0 0 L 21600 0 21600 21600 0 21600 0 0 Z N"/>
            </draw:custom-shape>
            <draw:custom-shape draw:style-name="gr5" draw:text-style-name="P5" draw:layer="layout" svg:width="0.417cm" svg:height="0.417cm" svg:x="4.551cm" svg:y="13.58cm">
              <text:p/>
              <draw:enhanced-geometry svg:viewBox="0 0 21600 21600" draw:mirror-vertical="true" draw:type="rectangle" draw:enhanced-path="M 0 0 L 21600 0 21600 21600 0 21600 0 0 Z N"/>
            </draw:custom-shape>
            <draw:custom-shape draw:style-name="gr5" draw:text-style-name="P5" draw:layer="layout" svg:width="0.417cm" svg:height="0.417cm" svg:x="5.802cm" svg:y="13.58cm">
              <text:p/>
              <draw:enhanced-geometry svg:viewBox="0 0 21600 21600" draw:mirror-vertical="true" draw:type="rectangle" draw:enhanced-path="M 0 0 L 21600 0 21600 21600 0 21600 0 0 Z N"/>
            </draw:custom-shape>
            <draw:custom-shape draw:style-name="gr5" draw:text-style-name="P5" draw:layer="layout" svg:width="0.417cm" svg:height="0.417cm" svg:x="5.802cm" svg:y="15.248cm">
              <text:p/>
              <draw:enhanced-geometry svg:viewBox="0 0 21600 21600" draw:mirror-vertical="true" draw:type="rectangle" draw:enhanced-path="M 0 0 L 21600 0 21600 21600 0 21600 0 0 Z N"/>
            </draw:custom-shape>
            <draw:custom-shape draw:style-name="gr5" draw:text-style-name="P5" draw:layer="layout" svg:width="0.417cm" svg:height="0.417cm" svg:x="5.802cm" svg:y="15.67cm">
              <text:p/>
              <draw:enhanced-geometry svg:viewBox="0 0 21600 21600" draw:mirror-vertical="true" draw:type="rectangle" draw:enhanced-path="M 0 0 L 21600 0 21600 21600 0 21600 0 0 Z N"/>
            </draw:custom-shape>
            <draw:custom-shape draw:style-name="gr5" draw:text-style-name="P5" draw:layer="layout" svg:width="0.419cm" svg:height="0.417cm" svg:x="5.384cm" svg:y="15.67cm">
              <text:p/>
              <draw:enhanced-geometry svg:viewBox="0 0 21600 21600" draw:mirror-vertical="true" draw:type="rectangle" draw:enhanced-path="M 0 0 L 21600 0 21600 21600 0 21600 0 0 Z N"/>
            </draw:custom-shape>
            <draw:custom-shape draw:style-name="gr5" draw:text-style-name="P5" draw:layer="layout" svg:width="0.417cm" svg:height="0.417cm" svg:x="4.968cm" svg:y="15.67cm">
              <text:p/>
              <draw:enhanced-geometry svg:viewBox="0 0 21600 21600" draw:mirror-vertical="true" draw:type="rectangle" draw:enhanced-path="M 0 0 L 21600 0 21600 21600 0 21600 0 0 Z N"/>
            </draw:custom-shape>
            <draw:custom-shape draw:style-name="gr5" draw:text-style-name="P5" draw:layer="layout" svg:width="0.419cm" svg:height="0.417cm" svg:x="4.133cm" svg:y="15.67cm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4" draw:text-style-name="P4" draw:layer="layout" svg:x1="5.014cm" svg:y1="13.785cm" svg:x2="5.344cm" svg:y2="13.781cm">
              <text:p/>
            </draw:line>
            <draw:custom-shape draw:style-name="gr5" draw:text-style-name="P5" draw:layer="layout" svg:width="0.419cm" svg:height="0.417cm" svg:x="5.384cm" svg:y="13.58cm">
              <text:p/>
              <draw:enhanced-geometry svg:viewBox="0 0 21600 21600" draw:mirror-vertical="true" draw:type="rectangle" draw:enhanced-path="M 0 0 L 21600 0 21600 21600 0 21600 0 0 Z N"/>
            </draw:custom-shape>
            <draw:custom-shape draw:style-name="gr5" draw:text-style-name="P5" draw:layer="layout" svg:width="0.417cm" svg:height="0.417cm" svg:x="5.802cm" svg:y="13.998cm">
              <text:p/>
              <draw:enhanced-geometry svg:viewBox="0 0 21600 21600" draw:mirror-vertical="true" draw:type="rectangle" draw:enhanced-path="M 0 0 L 21600 0 21600 21600 0 21600 0 0 Z N"/>
            </draw:custom-shape>
            <draw:custom-shape draw:style-name="gr5" draw:text-style-name="P5" draw:layer="layout" svg:width="0.415cm" svg:height="0.417cm" svg:x="3.719cm" svg:y="15.248cm">
              <text:p/>
              <draw:enhanced-geometry svg:viewBox="0 0 21600 21600" draw:mirror-vertical="true" draw:type="rectangle" draw:enhanced-path="M 0 0 L 21600 0 21600 21600 0 21600 0 0 Z N"/>
            </draw:custom-shape>
            <draw:custom-shape draw:style-name="gr5" draw:text-style-name="P5" draw:layer="layout" svg:width="0.415cm" svg:height="0.417cm" svg:x="3.719cm" svg:y="15.67cm">
              <text:p/>
              <draw:enhanced-geometry svg:viewBox="0 0 21600 21600" draw:mirror-vertical="true" draw:type="rectangle" draw:enhanced-path="M 0 0 L 21600 0 21600 21600 0 21600 0 0 Z N"/>
            </draw:custom-shape>
          </draw:g>
        </draw:g>
        <draw:g>
          <draw:custom-shape draw:style-name="gr6" draw:text-style-name="P6" draw:layer="layout" svg:width="0.502cm" svg:height="0.5cm" svg:x="8.599cm" svg:y="13.381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6" draw:text-style-name="P6" draw:layer="layout" svg:width="0.5cm" svg:height="0.5cm" svg:x="9.1cm" svg:y="13.381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6" draw:text-style-name="P6" draw:layer="layout" svg:width="0.5cm" svg:height="0.5cm" svg:x="10.1cm" svg:y="13.381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6" draw:text-style-name="P6" draw:layer="layout" svg:width="0.5cm" svg:height="0.5cm" svg:x="10.599cm" svg:y="13.381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7" draw:text-style-name="P6" draw:layer="layout" svg:width="0.5cm" svg:height="0.502cm" svg:x="10.599cm" svg:y="14.19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7" draw:text-style-name="P6" draw:layer="layout" svg:width="0.5cm" svg:height="0.502cm" svg:x="10.599cm" svg:y="15.191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6" draw:text-style-name="P6" draw:layer="layout" svg:width="0.5cm" svg:height="0.5cm" svg:x="10.599cm" svg:y="15.383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7" draw:text-style-name="P6" draw:layer="layout" svg:width="0.502cm" svg:height="0.502cm" svg:x="8.599cm" svg:y="14.19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6" draw:text-style-name="P6" draw:layer="layout" svg:width="0.5cm" svg:height="0.5cm" svg:x="10.1cm" svg:y="15.383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6" draw:text-style-name="P6" draw:layer="layout" svg:width="0.5cm" svg:height="0.5cm" svg:x="9.1cm" svg:y="15.383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6" draw:text-style-name="P6" draw:layer="layout" svg:width="0.502cm" svg:height="0.5cm" svg:x="8.599cm" svg:y="15.383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7" draw:text-style-name="P6" draw:layer="layout" svg:width="0.502cm" svg:height="0.502cm" svg:x="8.599cm" svg:y="15.191cm">
            <text:p/>
            <draw:enhanced-geometry svg:viewBox="0 0 21600 21600" draw:mirror-vertical="true" draw:type="rectangle" draw:enhanced-path="M 0 0 L 21600 0 21600 21600 0 21600 0 0 Z N"/>
          </draw:custom-shape>
          <draw:path draw:style-name="gr8" draw:text-style-name="P1" draw:layer="layout" svg:width="2.904cm" svg:height="0.944cm" svg:x="8.389cm" svg:y="13.425cm" svg:viewBox="0 0 2905 945" svg:d="M1162 4c-181 0-437 49-617 31-219-21-423 73-545 221 0 129 0 375 152 478 180 67 490 210 665 211s370-19 548-19c187 0 381-21 568-21 177 0 173-2 349-14s396 19 533-157c120-150 145-402-84-529-173-94-348-133-530-136s-351 12-529-51c-167-18-353-11-529-18h-171l-81 12">
            <text:p/>
          </draw:path>
          <draw:path draw:style-name="gr9" draw:text-style-name="P1" draw:layer="layout" svg:width="1.76cm" svg:height="0.788cm" svg:x="9.02cm" svg:y="15.58cm" svg:viewBox="0 0 1761 789" svg:d="M1046 29c-113-3-183-12-295-23s-338-5-439 0c-114 62-248 16-312 265 0 107 0 418 199 439 145 16 219 87 346 78 111-7 224 3 337 0s217 5 325-14 222-48 326-117c132-86 289-354 203-451-92-103-224-150-344-168l-170-25-271 9 127 16z">
            <text:p/>
          </draw:path>
          <draw:frame draw:style-name="gr2" draw:text-style-name="P3" draw:layer="layout" svg:width="0.786cm" svg:height="0.77cm" svg:x="9.513cm" svg:y="12.869cm">
            <draw:text-box>
              <text:p text:style-name="P2"><text:span text:style-name="T1">n </text:span></text:p>
            </draw:text-box>
          </draw:frame>
          <draw:path draw:style-name="gr1" draw:text-style-name="P1" draw:layer="layout" svg:width="0.859cm" svg:height="2.061cm" svg:x="10.562cm" svg:y="14.206cm" svg:viewBox="0 0 860 2062" svg:d="M767 41c-175-41-425-41-589 21-173 162-161 420-173 629s2 440 9 648 15 501 151 656c117 130 408 83 524-236 83-233 104-396 124-604s65-414 40-624l-28-222-19-207-117-102z">
            <text:p/>
          </draw:path>
          <draw:path draw:style-name="gr1" draw:text-style-name="P1" draw:layer="layout" svg:width="0.833cm" svg:height="2.081cm" svg:x="8.431cm" svg:y="14.21cm" svg:viewBox="0 0 834 2082" svg:d="M727 44c-175-44-425-44-588 20-139 165-125 419-137 633s32 421 39 633-37 476 98 631c115 136 475 221 589-104 85-238 60-460 82-672s38-442 7-656l-30-211-21-212-117-106z">
            <text:p/>
          </draw:path>
          <draw:line draw:style-name="gr10" draw:text-style-name="P7" draw:layer="layout" svg:x1="8.853cm" svg:y1="14.709cm" svg:x2="8.853cm" svg:y2="15.175cm">
            <text:p/>
          </draw:line>
          <draw:line draw:style-name="gr11" draw:text-style-name="P7" draw:layer="layout" svg:x1="10.843cm" svg:y1="14.709cm" svg:x2="10.843cm" svg:y2="15.187cm">
            <text:p/>
          </draw:line>
          <draw:line draw:style-name="gr12" draw:text-style-name="P7" draw:layer="layout" svg:x1="9.608cm" svg:y1="15.942cm" svg:x2="10.111cm" svg:y2="15.942cm">
            <text:p/>
          </draw:line>
          <draw:line draw:style-name="gr13" draw:text-style-name="P7" draw:layer="layout" svg:x1="9.608cm" svg:y1="13.954cm" svg:x2="10.098cm" svg:y2="13.954cm">
            <text:p/>
          </draw:line>
        </draw:g>
        <draw:g>
          <draw:custom-shape draw:style-name="gr14" draw:text-style-name="P8" draw:layer="layout" svg:width="0.357cm" svg:height="0.357cm" svg:x="13.622cm" svg:y="13.897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4" draw:text-style-name="P8" draw:layer="layout" svg:width="0.355cm" svg:height="0.357cm" svg:x="13.979cm" svg:y="13.897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4" draw:text-style-name="P8" draw:layer="layout" svg:width="0.355cm" svg:height="0.357cm" svg:x="14.69cm" svg:y="13.897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5" draw:text-style-name="P9" draw:layer="layout" svg:width="0.357cm" svg:height="0.357cm" svg:x="15.044cm" svg:y="13.897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5" draw:text-style-name="P9" draw:layer="layout" svg:width="0.357cm" svg:height="0.357cm" svg:x="15.044cm" svg:y="14.253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5" draw:text-style-name="P9" draw:layer="layout" svg:width="0.357cm" svg:height="0.357cm" svg:x="15.044cm" svg:y="14.966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5" draw:text-style-name="P9" draw:layer="layout" svg:width="0.357cm" svg:height="0.357cm" svg:x="15.044cm" svg:y="15.322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5" draw:text-style-name="P9" draw:layer="layout" svg:width="0.357cm" svg:height="0.357cm" svg:x="13.622cm" svg:y="14.253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5" draw:text-style-name="P9" draw:layer="layout" svg:width="0.355cm" svg:height="0.357cm" svg:x="14.69cm" svg:y="15.322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5" draw:text-style-name="P9" draw:layer="layout" svg:width="0.355cm" svg:height="0.357cm" svg:x="13.979cm" svg:y="15.322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5" draw:text-style-name="P9" draw:layer="layout" svg:width="0.357cm" svg:height="0.357cm" svg:x="13.622cm" svg:y="15.322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5" draw:text-style-name="P9" draw:layer="layout" svg:width="0.357cm" svg:height="0.357cm" svg:x="13.622cm" svg:y="14.966cm">
            <text:p/>
            <draw:enhanced-geometry svg:viewBox="0 0 21600 21600" draw:mirror-vertical="true" draw:type="rectangle" draw:enhanced-path="M 0 0 L 21600 0 21600 21600 0 21600 0 0 Z N"/>
          </draw:custom-shape>
          <draw:path draw:style-name="gr9" draw:text-style-name="P1" draw:layer="layout" svg:width="1.435cm" svg:height="0.169cm" svg:x="13.61cm" svg:y="13.802cm" svg:viewBox="0 0 1436 170" svg:d="M0 140c102-132 273-127 418-139s273 62 418 42c139-19 279 20 418 29l139 40 43 58">
            <text:p/>
          </draw:path>
          <draw:frame draw:style-name="gr2" draw:text-style-name="P3" draw:layer="layout" svg:width="1.484cm" svg:height="0.77cm" draw:transform="rotate (-0.00349065850398869) translate (13.756cm 13.158cm)">
            <draw:text-box>
              <text:p text:style-name="P2"><text:span text:style-name="T1">n </text:span><text:span text:style-name="T2">- 1</text:span></text:p>
            </draw:text-box>
          </draw:frame>
          <draw:line draw:style-name="gr16" draw:text-style-name="P7" draw:layer="layout" svg:x1="13.788cm" svg:y1="14.619cm" svg:x2="13.788cm" svg:y2="14.963cm">
            <text:p/>
          </draw:line>
          <draw:line draw:style-name="gr17" draw:text-style-name="P7" draw:layer="layout" svg:x1="14.333cm" svg:y1="15.499cm" svg:x2="14.668cm" svg:y2="15.483cm">
            <text:p/>
          </draw:line>
          <draw:line draw:style-name="gr18" draw:text-style-name="P7" draw:layer="layout" svg:x1="14.34cm" svg:y1="14.058cm" svg:x2="14.661cm" svg:y2="14.058cm">
            <text:p/>
          </draw:line>
          <draw:line draw:style-name="gr19" draw:text-style-name="P7" draw:layer="layout" svg:x1="15.196cm" svg:y1="14.619cm" svg:x2="15.244cm" svg:y2="14.963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Black_20_-45_20_Degrees" draw:display-name="Black -45 Degrees" draw:style="single" draw:color="#000000" draw:distance="0.058cm" draw:rotation="3150"/>
    <draw:hatch draw:name="Black_20_45_20_Degrees" draw:display-name="Black 45 Degrees" draw:style="single" draw:color="#000000" draw:distance="0.058cm" draw:rotation="450"/>
    <draw:marker draw:name="Arrow" svg:viewBox="0 0 20 30" svg:d="M10 0l-10 30h20z"/>
    <draw:stroke-dash draw:name="Dashed_20__28_var_29__20_3117" draw:display-name="Dashed (var) 3117" draw:style="rect" draw:dots1="1" draw:dots1-length="0.029cm" draw:dots2="1" draw:dots2-length="0.029cm" draw:distance="0.029cm"/>
    <draw:stroke-dash draw:name="Dashed_20__28_var_29__20_3118" draw:display-name="Dashed (var) 3118" draw:style="rect" draw:dots1="1" draw:dots1-length="0.029cm" draw:dots2="1" draw:dots2-length="0.029cm" draw:distance="0.029cm"/>
    <draw:stroke-dash draw:name="Dashed_20__28_var_29__20_3119" draw:display-name="Dashed (var) 3119" draw:style="rect" draw:dots1="1" draw:dots1-length="0.029cm" draw:dots2="1" draw:dots2-length="0.029cm" draw:distance="0.029cm"/>
    <draw:stroke-dash draw:name="Dashed_20__28_var_29__20_3120" draw:display-name="Dashed (var) 3120" draw:style="rect" draw:dots1="1" draw:dots1-length="0.029cm" draw:dots2="1" draw:dots2-length="0.029cm" draw:distance="0.029cm"/>
    <draw:stroke-dash draw:name="Dashed_20__28_var_29__20_3121" draw:display-name="Dashed (var) 3121" draw:style="rect" draw:dots1="1" draw:dots1-length="0.029cm" draw:dots2="1" draw:dots2-length="0.029cm" draw:distance="0.029cm"/>
    <draw:stroke-dash draw:name="Dashed_20__28_var_29__20_3122" draw:display-name="Dashed (var) 3122" draw:style="rect" draw:dots1="1" draw:dots1-length="0.029cm" draw:dots2="1" draw:dots2-length="0.029cm" draw:distance="0.029cm"/>
    <draw:stroke-dash draw:name="Dashed_20__28_var_29__20_3123" draw:display-name="Dashed (var) 3123" draw:style="rect" draw:dots1="1" draw:dots1-length="0.029cm" draw:dots2="1" draw:dots2-length="0.029cm" draw:distance="0.029cm"/>
    <draw:stroke-dash draw:name="Dashed_20__28_var_29__20_3124" draw:display-name="Dashed (var) 3124" draw:style="rect" draw:dots1="1" draw:dots1-length="0.029cm" draw:dots2="1" draw:dots2-length="0.029cm" draw:distance="0.029cm"/>
    <draw:stroke-dash draw:name="Ultrafine_20_2_20_Dots_20_3_20_Dashes" draw:display-name="Ultrafine 2 Dots 3 Dashes" draw:style="rect" draw:dots1="2" draw:dots1-length="0.029cm" draw:dots2="3" draw:dots2-length="0.144cm" draw:distance="0.07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6T22:57:02.738246565</meta:creation-date>
    <dc:date>2019-05-16T23:00:13.262114430</dc:date>
    <meta:editing-duration>PT3M10S</meta:editing-duration>
    <meta:editing-cycles>2</meta:editing-cycles>
    <meta:generator>LibreOffice/6.2.2.2$MacOSX_X86_64 LibreOffice_project/2b840030fec2aae0fd2658d8d4f9548af4e3518d</meta:generator>
    <meta:document-statistic meta:object-count="66"/>
  </office:meta>
</office:document-meta>
</file>